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Tahoma" svg:font-family="Tahoma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color="#e35d6a" draw:fill-gradient-name="Gradient_20_56" draw:textarea-horizontal-align="justify" draw:textarea-vertical-align="middle" draw:auto-grow-height="false" fo:min-height="2.75cm" fo:min-width="5.5cm"/>
      <style:paragraph-properties style:writing-mode="lr-tb"/>
    </style:style>
    <style:style style:name="gr2" style:family="graphic" style:parent-style-name="standard">
      <style:graphic-properties draw:stroke="none" draw:fill="gradient" draw:fill-color="#f1aeb5" draw:fill-gradient-name="Gradient_20_85" draw:textarea-horizontal-align="justify" draw:textarea-vertical-align="middle" draw:auto-grow-height="false" fo:min-height="2.75cm" fo:min-width="5.5cm"/>
      <style:paragraph-properties style:writing-mode="lr-tb"/>
    </style:style>
    <style:style style:name="P1" style:family="paragraph">
      <style:paragraph-properties fo:text-align="center"/>
      <style:text-properties fo:font-size="72pt"/>
    </style:style>
    <style:style style:name="P2" style:family="paragraph">
      <loext:graphic-properties draw:fill="gradient" draw:fill-color="#e35d6a" draw:fill-gradient-name="Gradient_20_56"/>
      <style:paragraph-properties fo:text-align="center"/>
      <style:text-properties fo:font-size="72pt"/>
    </style:style>
    <style:style style:name="P3" style:family="paragraph">
      <loext:graphic-properties draw:fill="gradient" draw:fill-color="#f1aeb5" draw:fill-gradient-name="Gradient_20_85"/>
      <style:paragraph-properties fo:text-align="center"/>
      <style:text-properties fo:font-size="7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6cm" svg:height="3cm" svg:x="1cm" svg:y="4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cm" svg:height="3cm" svg:x="1cm" svg:y="1cm">
          <text:p text:style-name="P1">1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Tahoma" svg:font-family="Tahoma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styles>
    <draw:gradient draw:name="Gradient_20_56" draw:display-name="Gradient 56" draw:style="linear" draw:start-color="#a3cfbb" draw:end-color="#479f76" draw:start-intensity="100%" draw:end-intensity="100%" draw:angle="0deg" draw:border="0%"/>
    <draw:gradient draw:name="Gradient_20_85" draw:display-name="Gradient 85" draw:style="linear" draw:start-color="#f1aeb5" draw:end-color="#e35d6a" draw:start-intensity="100%" draw:end-intensity="100%" draw:angle="0deg" draw:border="0%"/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游明朝" fo:font-size="24pt" fo:language="en" fo:country="US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" style:font-family-asian="'Noto Sans JP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13T10:03:08.808000000</meta:creation-date>
    <dc:date>2024-12-13T10:22:00.829000000</dc:date>
    <meta:editing-duration>PT9M27S</meta:editing-duration>
    <meta:editing-cycles>1</meta:editing-cycles>
    <meta:document-statistic meta:object-count="2"/>
    <meta:generator>LibreOffice/7.5.3.2$Windows_X86_64 LibreOffice_project/9f56dff12ba03b9acd7730a5a481eea045e468f3</meta:generator>
  </office:meta>
</office:document-meta>
</file>